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0"/>
    <style:style style:name="ce10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10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1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8" calcext:value-type="date">
            <text:p>16年3月2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office:value-type="string" calcext:value-type="string">
            <text:p>ignor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office:value-type="string" calcext:value-type="string">
            <text:p>&gt;&gt;</text:p>
          </table:table-cell>
          <table:table-cell/>
          <table:table-cell office:value-type="date" office:date-value="2016-04-03" calcext:value-type="date">
            <text:p>16年4月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4-04" calcext:value-type="date">
            <text:p>16年4月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3">
            <text:p>需要对识别集群机器做一改变, 根据ip端口反向查询i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00／00／00</text:date>, <text:time style:data-style-name="N2" text:time-value="09:08:15.501115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4M38S</meta:editing-duration>
    <meta:editing-cycles>48</meta:editing-cycles>
    <meta:generator>LibreOffice/4.2.8.2$Linux_X86_64 LibreOffice_project/420m0$Build-2</meta:generator>
    <dc:date>2016-03-29T10:45:30.857024570</dc:date>
    <meta:document-statistic meta:table-count="3" meta:cell-count="187" meta:object-count="0"/>
    <meta:user-defined meta:name="Info 1"/>
    <meta:user-defined meta:name="Info 2"/>
    <meta:user-defined meta:name="Info 3"/>
    <meta:user-defined meta:name="Info 4"/>
  </office:meta>
</office:document-meta>
</file>